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383d3c" draw:textarea-vertical-align="middle" loext:decorative="false"/>
    </style:style>
    <style:style style:name="gr3" style:family="graphic" style:parent-style-name="standard">
      <style:graphic-properties svg:stroke-color="#000000" draw:fill-color="#35526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465a4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</style:style>
    <style:style style:name="gr7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loext:decorative="false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 style:parent-style-name="standard">
      <style:graphic-properties svg:stroke-color="#000000" draw:fill-color="#ffff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9" style:family="graphic" style:parent-style-name="standard">
      <style:graphic-properties svg:stroke-color="#000000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7.2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383d3c"/>
      <style:paragraph-properties fo:text-align="center"/>
    </style:style>
    <style:style style:name="P5" style:family="paragraph">
      <loext:graphic-properties draw:fill-color="#35526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5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6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7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0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1" style:family="paragraph">
      <loext:graphic-properties draw:fill-color="#dee6ef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ffff" loext:opacity="100%" fo:font-size="11pt" style:font-size-asian="11pt" style:font-size-complex="11pt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frame presentation:style-name="pr2" draw:text-style-name="P1" draw:layer="layout" svg:width="18.899cm" svg:height="17.224cm" svg:x="1.05cm" svg:y="6.948cm" presentation:class="subtitle">
          <draw:text-box>
            <text:p><text:span text:style-name="T1">Midnnight Science GU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true" form:apply-design-mode="false"/>
        <draw:frame presentation:style-name="pr1" draw:text-style-name="P3" draw:layer="layout" svg:width="18.899cm" svg:height="2.073cm" svg:x="1.05cm" svg:y="1.184cm" presentation:class="title" presentation:user-transformed="true">
          <draw:text-box>
            <text:p><text:span text:style-name="T2">GUI Graphical Structure</text:span></text:p>
          </draw:text-box>
        </draw:frame>
        <draw:rect draw:style-name="gr2" draw:text-style-name="P4" draw:layer="layout" svg:width="18.894cm" svg:height="19.983cm" svg:x="1.043cm" svg:y="3.541cm">
          <text:p/>
        </draw:rect>
        <draw:rect draw:style-name="gr3" draw:text-style-name="P5" draw:layer="layout" svg:width="18.415cm" svg:height="0.535cm" svg:x="1.27cm" svg:y="3.81cm">
          <text:p/>
        </draw:rect>
        <draw:rect draw:style-name="gr3" draw:text-style-name="P5" draw:layer="layout" svg:width="18.415cm" svg:height="15.587cm" svg:x="1.27cm" svg:y="5.965cm">
          <text:p/>
        </draw:rect>
        <draw:rect draw:style-name="gr3" draw:text-style-name="P5" draw:layer="layout" svg:width="18.415cm" svg:height="0.635cm" svg:x="1.27cm" svg:y="4.445cm">
          <text:p/>
        </draw:rect>
        <draw:frame draw:style-name="gr4" draw:text-style-name="P6" draw:layer="layout" svg:width="5.08cm" svg:height="0.683cm" svg:x="1.043cm" svg:y="3.027cm">
          <draw:text-box>
            <text:p><text:span text:style-name="T3">Main</text:span></text:p>
          </draw:text-box>
        </draw:frame>
        <draw:frame draw:style-name="gr4" draw:text-style-name="P7" draw:layer="layout" svg:width="5.08cm" svg:height="0.683cm" svg:x="1.21cm" svg:y="3.74cm">
          <draw:text-box>
            <text:p><text:span text:style-name="T4">Filebar</text:span></text:p>
          </draw:text-box>
        </draw:frame>
        <draw:frame draw:style-name="gr4" draw:text-style-name="P7" draw:layer="layout" svg:width="5.08cm" svg:height="0.683cm" svg:x="1.21cm" svg:y="4.424cm">
          <draw:text-box>
            <text:p><text:span text:style-name="T4">AuxBar</text:span></text:p>
          </draw:text-box>
        </draw:frame>
        <draw:rect draw:style-name="gr3" draw:text-style-name="P5" draw:layer="layout" svg:width="18.415cm" svg:height="0.635cm" svg:x="1.303cm" svg:y="5.202cm">
          <text:p/>
        </draw:rect>
        <draw:frame draw:style-name="gr4" draw:text-style-name="P7" draw:layer="layout" svg:width="5.08cm" svg:height="0.683cm" svg:x="1.21cm" svg:y="5.181cm">
          <draw:text-box>
            <text:p><text:span text:style-name="T4">PathSelector</text:span></text:p>
          </draw:text-box>
        </draw:frame>
        <draw:rect draw:style-name="gr3" draw:text-style-name="P5" draw:layer="layout" svg:width="18.415cm" svg:height="1.605cm" svg:x="1.27cm" svg:y="21.735cm">
          <text:p/>
        </draw:rect>
        <draw:frame draw:style-name="gr4" draw:text-style-name="P7" draw:layer="layout" svg:width="5.08cm" svg:height="0.683cm" svg:x="1.21cm" svg:y="5.96cm">
          <draw:text-box>
            <text:p><text:span text:style-name="T4">HorizTabCollection</text:span></text:p>
          </draw:text-box>
        </draw:frame>
        <draw:frame draw:style-name="gr4" draw:text-style-name="P7" draw:layer="layout" svg:width="5.08cm" svg:height="0.683cm" svg:x="1.27cm" svg:y="21.735cm">
          <draw:text-box>
            <text:p><text:span text:style-name="T4">VerticalScrollText</text:span></text:p>
          </draw:text-box>
        </draw:frame>
        <draw:rect draw:style-name="gr5" draw:text-style-name="P8" draw:layer="layout" svg:width="18.032cm" svg:height="14.747cm" svg:x="1.445cm" svg:y="6.589cm">
          <text:p/>
        </draw:rect>
        <draw:frame draw:style-name="gr4" draw:text-style-name="P7" draw:layer="layout" svg:width="5.08cm" svg:height="0.683cm" svg:x="1.37cm" svg:y="6.524cm">
          <draw:text-box>
            <text:p><text:span text:style-name="T4">Plotter</text:span></text:p>
          </draw:text-box>
        </draw:frame>
        <draw:rect draw:style-name="gr6" draw:text-style-name="P9" draw:layer="layout" svg:width="10.566cm" svg:height="14.036cm" svg:x="8.728cm" svg:y="7.087cm">
          <text:p/>
        </draw:rect>
        <draw:rect draw:style-name="gr6" draw:text-style-name="P9" draw:layer="layout" svg:width="6.92cm" svg:height="14.035cm" svg:x="1.608cm" svg:y="7.087cm">
          <text:p/>
        </draw:rect>
        <draw:frame draw:style-name="gr4" draw:text-style-name="P7" draw:layer="layout" svg:width="5.08cm" svg:height="0.683cm" svg:x="3.448cm" svg:y="6.998cm">
          <draw:text-box>
            <text:p text:style-name="P10"><text:span text:style-name="T4">PlotManager</text:span></text:p>
          </draw:text-box>
        </draw:frame>
        <draw:frame draw:style-name="gr4" draw:text-style-name="P7" draw:layer="layout" svg:width="5.08cm" svg:height="0.683cm" svg:x="14.214cm" svg:y="6.998cm">
          <draw:text-box>
            <text:p text:style-name="P10"><text:span text:style-name="T4">GraphFrameContainer</text:span></text:p>
          </draw:text-box>
        </draw:frame>
        <draw:rect draw:style-name="gr7" draw:text-style-name="P12" draw:layer="layout" svg:width="2.54cm" svg:height="0.413cm" svg:x="1.749cm" svg:y="7.207cm">
          <text:p text:style-name="P11"><text:span text:style-name="T5">Add Subplot</text:span></text:p>
        </draw:rect>
        <draw:rect draw:style-name="gr8" draw:text-style-name="P13" draw:layer="layout" svg:width="6.615cm" svg:height="8.257cm" svg:x="1.746cm" svg:y="7.712cm">
          <text:p/>
        </draw:rect>
        <draw:frame draw:style-name="gr9" draw:text-style-name="P14" draw:layer="layout" svg:width="6.456cm" svg:height="0.645cm" svg:x="1.905cm" svg:y="7.62cm">
          <draw:text-box>
            <text:p text:style-name="P10"><text:span text:style-name="T6">ResFileManager(TogglePaneDel)</text:span></text:p>
          </draw:text-box>
        </draw:frame>
        <draw:rect draw:style-name="gr10" draw:text-style-name="P15" draw:layer="layout" svg:width="0.389cm" svg:height="0.413cm" svg:x="1.853cm" svg:y="7.777cm">
          <text:p text:style-name="P11"><text:span text:style-name="T5">+</text:span></text:p>
        </draw:rect>
        <draw:rect draw:style-name="gr10" draw:text-style-name="P15" draw:layer="layout" svg:width="3.214cm" svg:height="0.413cm" svg:x="1.866cm" svg:y="8.255cm">
          <text:p text:style-name="P11"><text:span text:style-name="T5">Add Res File Pane</text:span></text:p>
        </draw:rect>
        <draw:rect draw:style-name="gr11" draw:text-style-name="P16" draw:layer="layout" svg:width="6.403cm" svg:height="7.105cm" svg:x="1.866cm" svg:y="8.751cm">
          <text:p/>
        </draw:rect>
        <draw:rect draw:style-name="gr12" draw:text-style-name="P17" draw:layer="layout" svg:width="6.169cm" svg:height="3.287cm" svg:x="1.984cm" svg:y="8.996cm">
          <text:p/>
        </draw:rect>
        <draw:rect draw:style-name="gr13" draw:text-style-name="P18" draw:layer="layout" svg:width="5.924cm" svg:height="1.155cm" svg:x="2.131cm" svg:y="9.487cm">
          <text:p/>
        </draw:rect>
        <draw:rect draw:style-name="gr13" draw:text-style-name="P18" draw:layer="layout" svg:width="5.248cm" svg:height="0.456cm" svg:x="2.231cm" svg:y="10.087cm">
          <text:p/>
        </draw:rect>
        <draw:rect draw:style-name="gr13" draw:text-style-name="P18" draw:layer="layout" svg:width="0.435cm" svg:height="0.456cm" svg:x="7.55cm" svg:y="10.087cm">
          <text:p/>
        </draw:rect>
        <draw:rect draw:style-name="gr12" draw:text-style-name="P17" draw:layer="layout" svg:width="5.913cm" svg:height="0.456cm" svg:x="2.127cm" svg:y="10.744cm">
          <text:p/>
        </draw:rect>
        <draw:rect draw:style-name="gr12" draw:text-style-name="P17" draw:layer="layout" svg:width="0.435cm" svg:height="0.456cm" svg:x="7.62cm" svg:y="10.744cm">
          <text:p/>
        </draw:rect>
        <draw:frame draw:style-name="gr9" draw:text-style-name="P14" draw:layer="layout" svg:width="6.456cm" svg:height="0.645cm" svg:x="1.866cm" svg:y="8.8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13cm" svg:y="9.51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7cm" svg:y="11.2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7cm" svg:y="11.638cm">
          <draw:text-box>
            <text:p><text:span text:style-name="T8">Sig 2</text:span></text:p>
          </draw:text-box>
        </draw:frame>
        <draw:rect draw:style-name="gr12" draw:text-style-name="P17" draw:layer="layout" svg:width="6.169cm" svg:height="3.287cm" svg:x="1.98cm" svg:y="12.456cm">
          <text:p/>
        </draw:rect>
        <draw:rect draw:style-name="gr13" draw:text-style-name="P18" draw:layer="layout" svg:width="5.924cm" svg:height="1.155cm" svg:x="2.127cm" svg:y="12.947cm">
          <text:p/>
        </draw:rect>
        <draw:rect draw:style-name="gr13" draw:text-style-name="P18" draw:layer="layout" svg:width="5.248cm" svg:height="0.456cm" svg:x="2.227cm" svg:y="13.547cm">
          <text:p/>
        </draw:rect>
        <draw:rect draw:style-name="gr13" draw:text-style-name="P18" draw:layer="layout" svg:width="0.435cm" svg:height="0.456cm" svg:x="7.546cm" svg:y="13.547cm">
          <text:p/>
        </draw:rect>
        <draw:rect draw:style-name="gr12" draw:text-style-name="P17" draw:layer="layout" svg:width="5.913cm" svg:height="0.456cm" svg:x="2.123cm" svg:y="14.204cm">
          <text:p/>
        </draw:rect>
        <draw:rect draw:style-name="gr12" draw:text-style-name="P17" draw:layer="layout" svg:width="0.435cm" svg:height="0.456cm" svg:x="7.616cm" svg:y="14.204cm">
          <text:p/>
        </draw:rect>
        <draw:frame draw:style-name="gr9" draw:text-style-name="P14" draw:layer="layout" svg:width="6.456cm" svg:height="0.645cm" svg:x="1.862cm" svg:y="12.35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09cm" svg:y="12.97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3cm" svg:y="14.66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3cm" svg:y="15.098cm">
          <draw:text-box>
            <text:p><text:span text:style-name="T8">Sig 2</text:span></text:p>
          </draw:text-box>
        </draw:frame>
        <draw:rect draw:style-name="gr8" draw:text-style-name="P13" draw:layer="layout" svg:width="6.615cm" svg:height="4.855cm" svg:x="1.772cm" svg:y="16.091cm">
          <text:p/>
        </draw:rect>
        <draw:rect draw:style-name="gr10" draw:text-style-name="P15" draw:layer="layout" svg:width="0.389cm" svg:height="0.413cm" svg:x="1.879cm" svg:y="16.156cm">
          <text:p text:style-name="P11"><text:span text:style-name="T5">+</text:span></text:p>
        </draw:rect>
        <draw:rect draw:style-name="gr10" draw:text-style-name="P15" draw:layer="layout" svg:width="3.214cm" svg:height="0.413cm" svg:x="1.892cm" svg:y="16.634cm">
          <text:p text:style-name="P11"><text:span text:style-name="T5">Add Res File Pane</text:span></text:p>
        </draw:rect>
        <draw:rect draw:style-name="gr11" draw:text-style-name="P16" draw:layer="layout" svg:width="6.403cm" svg:height="3.684cm" svg:x="1.892cm" svg:y="17.13cm">
          <text:p/>
        </draw:rect>
        <draw:rect draw:style-name="gr12" draw:text-style-name="P17" draw:layer="layout" svg:width="6.169cm" svg:height="3.287cm" svg:x="2.01cm" svg:y="17.375cm">
          <text:p/>
        </draw:rect>
        <draw:rect draw:style-name="gr13" draw:text-style-name="P18" draw:layer="layout" svg:width="5.924cm" svg:height="1.155cm" svg:x="2.157cm" svg:y="17.866cm">
          <text:p/>
        </draw:rect>
        <draw:rect draw:style-name="gr13" draw:text-style-name="P18" draw:layer="layout" svg:width="5.248cm" svg:height="0.456cm" svg:x="2.257cm" svg:y="18.466cm">
          <text:p/>
        </draw:rect>
        <draw:rect draw:style-name="gr13" draw:text-style-name="P18" draw:layer="layout" svg:width="0.435cm" svg:height="0.456cm" svg:x="7.576cm" svg:y="18.466cm">
          <text:p/>
        </draw:rect>
        <draw:rect draw:style-name="gr12" draw:text-style-name="P17" draw:layer="layout" svg:width="5.913cm" svg:height="0.456cm" svg:x="2.153cm" svg:y="19.123cm">
          <text:p/>
        </draw:rect>
        <draw:rect draw:style-name="gr12" draw:text-style-name="P17" draw:layer="layout" svg:width="0.435cm" svg:height="0.456cm" svg:x="7.646cm" svg:y="19.123cm">
          <text:p/>
        </draw:rect>
        <draw:frame draw:style-name="gr9" draw:text-style-name="P14" draw:layer="layout" svg:width="6.456cm" svg:height="0.645cm" svg:x="1.892cm" svg:y="17.26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39cm" svg:y="17.894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53cm" svg:y="19.579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53cm" svg:y="20.017cm">
          <draw:text-box>
            <text:p><text:span text:style-name="T8">Sig 2</text:span></text:p>
          </draw:text-box>
        </draw:frame>
        <draw:frame draw:style-name="gr9" draw:text-style-name="P14" draw:layer="layout" svg:width="6.456cm" svg:height="0.645cm" svg:x="2.059cm" svg:y="16.022cm">
          <draw:text-box>
            <text:p text:style-name="P10"><text:span text:style-name="T6">ResFileManager(TogglePaneDel)</text:span></text:p>
          </draw:text-box>
        </draw:frame>
        <draw:rect draw:style-name="gr12" draw:text-style-name="P21" draw:layer="layout" svg:width="9.952cm" svg:height="6.548cm" svg:x="9.098cm" svg:y="7.681cm">
          <text:p/>
        </draw:rect>
        <draw:rect draw:style-name="gr12" draw:text-style-name="P21" draw:layer="layout" svg:width="9.952cm" svg:height="6.548cm" svg:x="9.098cm" svg:y="14.407cm">
          <text:p/>
        </draw:rect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Model Structure</text:p>
          </draw:text-box>
        </draw:frame>
        <draw:frame draw:style-name="gr15" draw:text-style-name="P23" draw:layer="layout" svg:width="12.065cm" svg:height="3.806cm" svg:x="1.27cm" svg:y="3.257cm">
          <draw:text-box>
            <text:p>class <text:span text:style-name="T9">PlotModel</text:span></text:p>
            <text:p>Title = str</text:p>
            <text:p>plotNo = int</text:p>
            <text:p>noOfSubplots = int</text:p>
            <text:p>containedSubplot = [<text:span text:style-name="T10">SubplotModel</text:span>]</text:p>
          </draw:text-box>
        </draw:frame>
        <draw:frame draw:style-name="gr16" draw:text-style-name="P23" draw:layer="layout" svg:width="12.065cm" svg:height="8.072cm" svg:x="2.54cm" svg:y="7.063cm">
          <draw:text-box>
            <text:p>class <text:span text:style-name="T9">SubplotModel </text:span></text:p>
            <text:p>title=str</text:p>
            <text:p>subplotNo=int</text:p>
            <text:p>xLabel=str</text:p>
            <text:p>yLabel=str</text:p>
            <text:p>xTick=doube</text:p>
            <text:p>yTick=double </text:p>
            <text:p>grid=double </text:p>
            <text:p>xAxis=[double]</text:p>
            <text:p>resultFiles=[<text:span text:style-name="T11">ResultFile</text:span>]</text:p>
            <text:p>plottedSignal=<text:span text:style-name="T11">PlottedSignal</text:span></text:p>
          </draw:text-box>
        </draw:frame>
        <draw:frame draw:style-name="gr17" draw:text-style-name="P23" draw:layer="layout" svg:width="12.065cm" svg:height="3.806cm" svg:x="3.81cm" svg:y="15.238cm">
          <draw:text-box>
            <text:p>class <text:span text:style-name="T9">ResultFile </text:span></text:p>
            <text:p>name=str</text:p>
            <text:p>resultNo=int</text:p>
            <text:p>absPath=str</text:p>
            <text:p>signals={<text:span text:style-name="T11">Signal</text:span>}</text:p>
          </draw:text-box>
        </draw:frame>
        <draw:frame draw:style-name="gr18" draw:text-style-name="P23" draw:layer="layout" svg:width="12.065cm" svg:height="1.764cm" svg:x="3.81cm" svg:y="19.044cm">
          <draw:text-box>
            <text:p>class <text:span text:style-name="T9">PlottedSignals </text:span></text:p>
            <text:p>signals={<text:span text:style-name="T11">signalsCurves</text:span>}</text:p>
          </draw:text-box>
        </draw:frame>
        <draw:frame draw:style-name="gr15" draw:text-style-name="P23" draw:layer="layout" svg:width="12.065cm" svg:height="3.095cm" svg:x="5.08cm" svg:y="20.638cm">
          <draw:text-box>
            <text:p>class <text:span text:style-name="T9">Signal </text:span></text:p>
            <text:p>name=str</text:p>
            <text:p>unit=str</text:p>
            <text:p>data=[double]</text:p>
          </draw:text-box>
        </draw:frame>
        <draw:frame draw:style-name="gr17" draw:text-style-name="P23" draw:layer="layout" svg:width="12.065cm" svg:height="3.806cm" svg:x="5.08cm" svg:y="23.734cm">
          <draw:text-box>
            <text:p>class <text:span text:style-name="T9">SignalCurve(&amp;Signal) </text:span></text:p>
            <text:p>color=[double]</text:p>
            <text:p>thickness=double</text:p>
            <text:p>marker=str</text:p>
            <text:p>linestyle=st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General Event Sequence</text:p>
          </draw:text-box>
        </draw:frame>
        <draw:rect draw:style-name="gr19" draw:text-style-name="P11" draw:layer="layout" svg:width="8.255cm" svg:height="1.905cm" svg:x="1.27cm" svg:y="4.445cm">
          <text:p text:style-name="P11">Click a button</text:p>
        </draw:rect>
        <draw:rect draw:style-name="gr19" draw:text-style-name="P11" draw:layer="layout" svg:width="8.255cm" svg:height="1.905cm" svg:x="1.27cm" svg:y="6.985cm">
          <text:p text:style-name="P11">Update the model</text:p>
        </draw:rect>
        <draw:rect draw:style-name="gr19" draw:text-style-name="P11" draw:layer="layout" svg:width="8.255cm" svg:height="1.905cm" svg:x="1.27cm" svg:y="12.065cm">
          <text:p text:style-name="P11">Redraw plot manager pane</text:p>
        </draw:rect>
        <draw:rect draw:style-name="gr19" draw:text-style-name="P11" draw:layer="layout" svg:width="8.255cm" svg:height="1.905cm" svg:x="1.27cm" svg:y="14.605cm">
          <text:p text:style-name="P11">Redraw plot ui</text:p>
        </draw:rect>
        <draw:line draw:style-name="gr20" draw:text-style-name="P24" draw:layer="layout" svg:x1="5.397cm" svg:y1="6.35cm" svg:x2="5.397cm" svg:y2="6.985cm">
          <text:p/>
        </draw:line>
        <draw:line draw:style-name="gr20" draw:text-style-name="P24" draw:layer="layout" svg:x1="5.397cm" svg:y1="11.43cm" svg:x2="5.397cm" svg:y2="12.065cm">
          <text:p/>
        </draw:line>
        <draw:line draw:style-name="gr20" draw:text-style-name="P24" draw:layer="layout" svg:x1="5.397cm" svg:y1="13.97cm" svg:x2="5.397cm" svg:y2="14.605cm">
          <text:p/>
        </draw:line>
        <draw:rect draw:style-name="gr19" draw:text-style-name="P11" draw:layer="layout" svg:width="8.255cm" svg:height="1.905cm" svg:x="1.27cm" svg:y="9.525cm">
          <text:p text:style-name="P11">Update the model</text:p>
        </draw:rect>
        <draw:line draw:style-name="gr20" draw:text-style-name="P24" draw:layer="layout" svg:x1="5.397cm" svg:y1="8.89cm" svg:x2="5.397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09-30T00:07:12.402000000</dc:date>
    <meta:editing-duration>PT7H54M36S</meta:editing-duration>
    <meta:editing-cycles>4</meta:editing-cycles>
    <meta:generator>LibreOffice/24.2.1.2$Windows_X86_64 LibreOffice_project/db4def46b0453cc22e2d0305797cf981b68ef5ac</meta:generator>
    <meta:document-statistic meta:object-count="110"/>
  </office:meta>
</office:document-meta>
</file>